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0cm"/>
    </style:style>
    <style:style style:name="gr6" style:family="graphic" style:parent-style-name="standard">
      <style:graphic-properties draw:stroke="none" svg:stroke-color="#000000" draw:fill="none" draw:fill-color="#ffffff" fo:min-height="3.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2.904cm" style:use-optimal-column-width="false"/>
    </style:style>
    <style:style style:name="co3" style:family="table-column">
      <style:table-column-properties style:column-width="2.902cm" style:use-optimal-column-width="false"/>
    </style:style>
    <style:style style:name="co4" style:family="table-column">
      <style:table-column-properties style:column-width="4.23cm" style:use-optimal-column-width="false"/>
    </style:style>
    <style:style style:name="co5" style:family="table-column">
      <style:table-column-properties style:column-width="9.694cm" style:use-optimal-column-width="false"/>
    </style:style>
    <style:style style:name="co6" style:family="table-column">
      <style:table-column-properties style:column-width="3.475cm" style:use-optimal-column-width="false"/>
    </style:style>
    <style:style style:name="co7" style:family="table-column">
      <style:table-column-properties style:column-width="4.42cm" style:use-optimal-column-width="false"/>
    </style:style>
    <style:style style:name="co8" style:family="table-column">
      <style:table-column-properties style:column-width="3.604cm" style:use-optimal-column-width="false"/>
    </style:style>
    <style:style style:name="co9" style:family="table-column">
      <style:table-column-properties style:column-width="2.577cm" style:use-optimal-column-width="false"/>
    </style:style>
    <style:style style:name="co10" style:family="table-column">
      <style:table-column-properties style:column-width="3.086cm" style:use-optimal-column-width="false"/>
    </style:style>
    <style:style style:name="co11" style:family="table-column">
      <style:table-column-properties style:column-width="3.083cm" style:use-optimal-column-width="false"/>
    </style:style>
    <style:style style:name="co12" style:family="table-column">
      <style:table-column-properties style:column-width="4.125cm" style:use-optimal-column-width="false"/>
    </style:style>
    <style:style style:name="co13" style:family="table-column">
      <style:table-column-properties style:column-width="4.778cm" style:use-optimal-column-width="false"/>
    </style:style>
    <style:style style:name="co14" style:family="table-column">
      <style:table-column-properties style:column-width="4.691cm" style:use-optimal-column-width="false"/>
    </style:style>
    <style:style style:name="co15" style:family="table-column">
      <style:table-column-properties style:column-width="7.742cm" style:use-optimal-column-width="false"/>
    </style:style>
    <style:style style:name="co16" style:family="table-column">
      <style:table-column-properties style:column-width="2.857cm" style:use-optimal-column-width="false"/>
    </style:style>
    <style:style style:name="co17" style:family="table-column">
      <style:table-column-properties style:column-width="9.856cm" style:use-optimal-column-width="false"/>
    </style:style>
    <style:style style:name="co18" style:family="table-column">
      <style:table-column-properties style:column-width="2.416cm" style:use-optimal-column-width="false"/>
    </style:style>
    <style:style style:name="co19" style:family="table-column">
      <style:table-column-properties style:column-width="2.146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1.121cm"/>
    </style:style>
    <style:style style:name="ro4" style:family="table-row">
      <style:table-row-properties style:row-height="1.12cm"/>
    </style:style>
    <style:style style:name="ro5" style:family="table-row">
      <style:table-row-properties style:row-height="1.21cm"/>
    </style:style>
    <style:style style:name="ro6" style:family="table-row">
      <style:table-row-properties style:row-height="1.212cm"/>
    </style:style>
    <style:style style:name="ro7" style:family="table-row">
      <style:table-row-properties style:row-height="1.08cm"/>
    </style:style>
    <style:style style:name="ro8" style:family="table-row">
      <style:table-row-properties style:row-height="0.954cm"/>
    </style:style>
    <style:style style:name="ro9" style:family="table-row">
      <style:table-row-properties style:row-height="1.463cm"/>
    </style:style>
    <style:style style:name="ro10" style:family="table-row">
      <style:table-row-properties style:row-height="1.259cm"/>
    </style:style>
    <style:style style:name="ro11" style:family="table-row">
      <style:table-row-properties style:row-height="1.049cm"/>
    </style:style>
    <style:style style:name="ce1" style:family="table-cell">
      <style:graphic-properties style:repeat="repeat"/>
      <style:text-properties fo:font-size="14pt" fo:font-weight="bold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2pt" style:font-size-asian="18pt" style:font-size-complex="18pt"/>
    </style:style>
    <style:style style:name="ce4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ce6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8pt" style:font-size-complex="18pt"/>
    </style:style>
    <style:style style:name="ce7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8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/>
    </style:style>
    <style:style style:name="P4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0pt"/>
    </style:style>
    <style:style style:name="P7" style:family="paragraph">
      <style:text-properties fo:color="#0047ff" fo:font-size="12pt" style:text-underline-style="solid" style:text-underline-width="auto" style:text-underline-color="font-color" fo:font-weight="normal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2pt" style:font-size-asian="18pt" style:font-size-complex="18pt"/>
    </style:style>
    <style:style style:name="P10" style:family="paragraph"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P11" style:family="paragraph">
      <style:text-properties fo:font-size="18pt"/>
    </style:style>
    <style:style style:name="P12" style:family="paragraph">
      <style:text-properties fo:font-size="14pt" fo:font-weight="bold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8pt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><text:span text:style-name="T1">Navigation</text:span></text:p>
          </draw:text-box>
        </draw:frame>
      </draw:page>
      <draw:page draw:name="page2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4" draw:layer="layout" svg:width="2.191cm" svg:height="0.64cm" svg:x="1.898cm" svg:y="2.501cm">
          <draw:text-box>
            <text:p><text:span text:style-name="T2">Workitems</text:span></text:p>
          </draw:text-box>
        </draw:frame>
        <draw:frame draw:style-name="gr4" draw:text-style-name="P4" draw:layer="layout" svg:width="2.801cm" svg:height="0.64cm" svg:x="1.898cm" svg:y="3.141cm">
          <draw:text-box>
            <text:p><text:span text:style-name="T2">Change tenant</text:span></text:p>
          </draw:text-box>
        </draw:frame>
        <draw:frame draw:style-name="gr5" draw:text-style-name="P4" draw:layer="layout" svg:width="2.86cm" svg:height="0.719cm" svg:x="1.898cm" svg:y="3.769cm">
          <draw:text-box>
            <text:p><text:span text:style-name="T2">Profile Settings</text:span></text:p>
          </draw:text-box>
        </draw:frame>
        <draw:frame draw:style-name="gr4" draw:layer="layout" svg:width="6.255cm" svg:height="0.963cm" svg:x="8.5cm" svg:y="2.037cm">
          <draw:text-box>
            <text:p>Welcome to DecidR!</text:p>
          </draw:text-box>
        </draw:frame>
        <draw:frame draw:style-name="gr6" draw:text-style-name="P5" draw:layer="layout" svg:width="6.5cm" svg:height="3.75cm" svg:x="9cm" svg:y="3.5cm">
          <draw:text-box>
            <text:p text:style-name="P5"><text:span text:style-name="T3">First steps:</text:span></text:p>
            <text:p text:style-name="P5"><text:span text:style-name="T3">1. …</text:span></text:p>
            <text:p text:style-name="P5"><text:span text:style-name="T3">2. ...</text:span></text:p>
          </draw:text-box>
        </draw:frame>
        <draw:frame draw:style-name="gr4" draw:text-style-name="P4" draw:layer="layout" svg:width="1.573cm" svg:height="0.64cm" svg:x="1.899cm" svg:y="18.901cm">
          <draw:text-box>
            <text:p><text:span text:style-name="T2">Logout</text:span></text:p>
          </draw:text-box>
        </draw:frame>
      </draw:page>
      <draw:page draw:name="page3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4" draw:layer="layout" svg:width="2.191cm" svg:height="0.64cm" svg:x="1.898cm" svg:y="2.501cm">
          <draw:text-box>
            <text:p text:style-name="P6"><text:span text:style-name="T2">Workitems</text:span></text:p>
          </draw:text-box>
        </draw:frame>
        <draw:frame draw:style-name="gr4" draw:text-style-name="P4" draw:layer="layout" svg:width="2.801cm" svg:height="0.64cm" svg:x="1.898cm" svg:y="3.141cm">
          <draw:text-box>
            <text:p text:style-name="P6"><text:span text:style-name="T2">Change tenant</text:span></text:p>
          </draw:text-box>
        </draw:frame>
        <draw:frame draw:style-name="gr5" draw:text-style-name="P4" draw:layer="layout" svg:width="2.86cm" svg:height="0.719cm" svg:x="1.898cm" svg:y="3.769cm">
          <draw:text-box>
            <text:p text:style-name="P6"><text:span text:style-name="T2">Profile Settings</text:span></text:p>
          </draw:text-box>
        </draw:frame>
        <draw:frame draw:style-name="gr4" draw:layer="layout" svg:width="4.799cm" svg:height="0.963cm" svg:x="8cm" svg:y="1.534cm">
          <draw:text-box>
            <text:p>Your workitems</text:p>
          </draw:text-box>
        </draw:frame>
        <draw:frame draw:style-name="standard" draw:layer="layout" svg:width="17.382cm" svg:height="5.97cm" svg:x="8.617cm" svg:y="2.7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Name</text:span></text:p>
              </table:table-cell>
              <table:table-cell>
                <text:p><text:span text:style-name="T4">Tenant</text:span></text:p>
              </table:table-cell>
              <table:table-cell>
                <text:p><text:span text:style-name="T4">Date received</text:span></text:p>
              </table:table-cell>
              <table:table-cell>
                <text:p><text:span text:style-name="T4">Status</text:span></text:p>
              </table:table-cell>
              <table:table-cell table:style-name="ce2"/>
              <table:table-cell table:style-name="ce2"/>
            </table:table-row>
            <table:table-row table:style-name="ro2" table:default-cell-style-name="ce3">
              <table:table-cell>
                <text:p><text:span text:style-name="T5">Send email</text:span></text:p>
              </table:table-cell>
              <table:table-cell>
                <text:p><text:span text:style-name="T5">Bosch</text:span></text:p>
              </table:table-cell>
              <table:table-cell>
                <text:p><text:span text:style-name="T5">2008/16/04</text:span></text:p>
              </table:table-cell>
              <table:table-cell>
                <text:p><text:span text:style-name="T5">Done</text:span></text:p>
              </table:table-cell>
              <table:table-cell table:style-name="ce4"/>
              <table:table-cell table:style-name="ce4"/>
            </table:table-row>
            <table:table-row table:style-name="ro2" table:default-cell-style-name="ce3">
              <table:table-cell>
                <text:p><text:span text:style-name="T5">Send invoice</text:span></text:p>
              </table:table-cell>
              <table:table-cell>
                <text:p><text:span text:style-name="T5">Bosch</text:span></text:p>
              </table:table-cell>
              <table:table-cell table:style-name="ce5">
                <text:p><text:span text:style-name="T3">2008/16/04</text:span></text:p>
              </table:table-cell>
              <table:table-cell>
                <text:p><text:span text:style-name="T5">In progress</text:span></text:p>
              </table:table-cell>
              <table:table-cell table:style-name="ce6">
                <text:p text:style-name="P7">Work on it</text:p>
              </table:table-cell>
              <table:table-cell table:style-name="ce6">
                <text:p text:style-name="P7">Mark as done</text:p>
              </table:table-cell>
            </table:table-row>
            <table:table-row table:style-name="ro2" table:default-cell-style-name="ce3">
              <table:table-cell>
                <text:p><text:span text:style-name="T5">Review manual</text:span></text:p>
              </table:table-cell>
              <table:table-cell>
                <text:p><text:span text:style-name="T5">Daimler</text:span></text:p>
              </table:table-cell>
              <table:table-cell>
                <text:p><text:span text:style-name="T5">2008/18/04</text:span></text:p>
              </table:table-cell>
              <table:table-cell>
                <text:p><text:span text:style-name="T5">New</text:span></text:p>
              </table:table-cell>
              <table:table-cell table:style-name="ce6">
                <text:p text:style-name="P7">Work on it</text:p>
              </table:table-cell>
              <table:table-cell table:style-name="ce6"/>
            </table:table-row>
            <table:table-row table:style-name="ro2" table:default-cell-style-name="ce3">
              <table:table-cell>
                <text:p><text:span text:style-name="T5">Review specification</text:span></text:p>
              </table:table-cell>
              <table:table-cell>
                <text:p><text:span text:style-name="T5">Daimler</text:span></text:p>
              </table:table-cell>
              <table:table-cell>
                <text:p><text:span text:style-name="T5">2008/18/04</text:span></text:p>
              </table:table-cell>
              <table:table-cell>
                <text:p><text:span text:style-name="T5">New</text:span></text:p>
              </table:table-cell>
              <table:table-cell table:style-name="ce6">
                <text:p text:style-name="P7">Work on it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style-name="gr7" draw:text-style-name="P1" draw:layer="layout" svg:width="0.5cm" svg:height="0.5cm" svg:x="9.266cm" svg:y="9.8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234cm" svg:height="0.64cm" svg:x="9.766cm" svg:y="9.86cm">
          <draw:text-box>
            <text:p><text:span text:style-name="T6">Show only tenant specific work items</text:span></text:p>
          </draw:text-box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  <draw:page draw:name="page4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4" draw:layer="layout" svg:width="2.191cm" svg:height="0.64cm" svg:x="1.898cm" svg:y="2.501cm">
          <draw:text-box>
            <text:p text:style-name="P6"><text:span text:style-name="T2">Workitems</text:span></text:p>
          </draw:text-box>
        </draw:frame>
        <draw:frame draw:style-name="gr4" draw:text-style-name="P4" draw:layer="layout" svg:width="2.801cm" svg:height="0.64cm" svg:x="1.898cm" svg:y="3.141cm">
          <draw:text-box>
            <text:p text:style-name="P6"><text:span text:style-name="T2">Change tenant</text:span></text:p>
          </draw:text-box>
        </draw:frame>
        <draw:frame draw:style-name="gr5" draw:text-style-name="P4" draw:layer="layout" svg:width="2.86cm" svg:height="0.719cm" svg:x="1.898cm" svg:y="3.769cm">
          <draw:text-box>
            <text:p text:style-name="P6"><text:span text:style-name="T2">Profile Settings</text:span></text:p>
          </draw:text-box>
        </draw:frame>
        <draw:frame draw:style-name="gr4" draw:layer="layout" svg:width="6.204cm" svg:height="0.963cm" svg:x="8.496cm" svg:y="2cm">
          <draw:text-box>
            <text:p>DecidR Profile Page</text:p>
          </draw:text-box>
        </draw:frame>
        <draw:frame draw:style-name="gr4" draw:text-style-name="P2" draw:layer="layout" svg:width="3.707cm" svg:height="0.806cm" svg:x="8.7cm" svg:y="3.5cm">
          <draw:text-box>
            <text:p><text:span text:style-name="T1">Your user data</text:span></text:p>
          </draw:text-box>
        </draw:frame>
        <draw:frame draw:style-name="gr4" draw:text-style-name="P2" draw:layer="layout" svg:width="6.852cm" svg:height="0.806cm" svg:x="8.7cm" svg:y="7.694cm">
          <draw:text-box>
            <text:p><text:span text:style-name="T1">Your address data (optional):</text:span></text:p>
          </draw:text-box>
        </draw:frame>
        <draw:frame draw:style-name="gr4" draw:text-style-name="P8" draw:layer="layout" svg:width="2.83cm" svg:height="0.64cm" svg:x="9.068cm" svg:y="5.36cm">
          <draw:text-box>
            <text:p><text:span text:style-name="T6">Email address:</text:span></text:p>
          </draw:text-box>
        </draw:frame>
        <draw:frame draw:style-name="gr4" draw:text-style-name="P8" draw:layer="layout" svg:width="2.229cm" svg:height="0.64cm" svg:x="9.068cm" svg:y="4.5cm">
          <draw:text-box>
            <text:p><text:span text:style-name="T6">Username:</text:span></text:p>
          </draw:text-box>
        </draw:frame>
        <draw:frame draw:style-name="gr4" draw:text-style-name="P4" draw:layer="layout" svg:width="3.33cm" svg:height="0.64cm" svg:x="9.068cm" svg:y="6.36cm">
          <draw:text-box>
            <text:p><text:span text:style-name="T2">Change password</text:span></text:p>
          </draw:text-box>
        </draw:frame>
        <draw:frame draw:style-name="gr4" draw:text-style-name="P8" draw:layer="layout" svg:width="2.415cm" svg:height="0.64cm" svg:x="12.615cm" svg:y="4.5cm">
          <draw:text-box>
            <text:p><text:span text:style-name="T6">JohnDecidR</text:span></text:p>
          </draw:text-box>
        </draw:frame>
        <draw:frame draw:style-name="gr4" draw:text-style-name="P8" draw:layer="layout" svg:width="3.973cm" svg:height="0.64cm" svg:x="12.615cm" svg:y="5.36cm">
          <draw:text-box>
            <text:p><text:span text:style-name="T6"><text:a xlink:href="mailto:John.Doe@gmail.com">John.Doe@gmail.com</text:a></text:span></text:p>
          </draw:text-box>
        </draw:frame>
        <draw:frame draw:style-name="gr4" draw:text-style-name="P4" draw:layer="layout" svg:width="2.669cm" svg:height="0.64cm" svg:x="17.031cm" svg:y="5.36cm">
          <draw:text-box>
            <text:p><text:span text:style-name="T2">Change email</text:span></text:p>
          </draw:text-box>
        </draw:frame>
        <draw:frame draw:style-name="gr4" draw:text-style-name="P8" draw:layer="layout" svg:width="2.246cm" svg:height="0.64cm" svg:x="8.933cm" svg:y="9.86cm">
          <draw:text-box>
            <text:p><text:span text:style-name="T6">Last name:</text:span></text:p>
          </draw:text-box>
        </draw:frame>
        <draw:frame draw:style-name="gr4" draw:text-style-name="P8" draw:layer="layout" svg:width="1.535cm" svg:height="0.64cm" svg:x="8.933cm" svg:y="10.86cm">
          <draw:text-box>
            <text:p><text:span text:style-name="T6">Street:</text:span></text:p>
          </draw:text-box>
        </draw:frame>
        <draw:frame draw:style-name="gr8" draw:text-style-name="P8" draw:layer="layout" svg:width="1.145cm" svg:height="0.64cm" svg:x="11.936cm" svg:y="9.86cm">
          <draw:text-box>
            <text:p><text:span text:style-name="T6">Doe</text:span></text:p>
          </draw:text-box>
        </draw:frame>
        <draw:frame draw:style-name="gr4" draw:text-style-name="P8" draw:layer="layout" svg:width="2.432cm" svg:height="0.64cm" svg:x="8.933cm" svg:y="11.86cm">
          <draw:text-box>
            <text:p><text:span text:style-name="T6">Postal code:</text:span></text:p>
          </draw:text-box>
        </draw:frame>
        <draw:frame draw:style-name="gr4" draw:text-style-name="P8" draw:layer="layout" svg:width="1.192cm" svg:height="0.64cm" svg:x="8.933cm" svg:y="12.86cm">
          <draw:text-box>
            <text:p><text:span text:style-name="T6">City:</text:span></text:p>
          </draw:text-box>
        </draw:frame>
        <draw:frame draw:style-name="gr4" draw:text-style-name="P8" draw:layer="layout" svg:width="2.267cm" svg:height="0.64cm" svg:x="8.934cm" svg:y="8.86cm">
          <draw:text-box>
            <text:p><text:span text:style-name="T6">First name:</text:span></text:p>
          </draw:text-box>
        </draw:frame>
        <draw:frame draw:style-name="gr8" draw:text-style-name="P8" draw:layer="layout" svg:width="1.264cm" svg:height="0.64cm" svg:x="11.933cm" svg:y="8.86cm">
          <draw:text-box>
            <text:p><text:span text:style-name="T6">John</text:span></text:p>
          </draw:text-box>
        </draw:frame>
        <draw:frame draw:style-name="gr8" draw:text-style-name="P8" draw:layer="layout" svg:width="2.339cm" svg:height="0.64cm" svg:x="11.936cm" svg:y="12.86cm">
          <draw:text-box>
            <text:p><text:span text:style-name="T6">Manchester</text:span></text:p>
          </draw:text-box>
        </draw:frame>
        <draw:frame draw:style-name="gr8" draw:text-style-name="P8" draw:layer="layout" svg:width="1.476cm" svg:height="0.64cm" svg:x="11.936cm" svg:y="11.86cm">
          <draw:text-box>
            <text:p><text:span text:style-name="T6">12345</text:span></text:p>
          </draw:text-box>
        </draw:frame>
        <draw:frame draw:style-name="gr8" draw:text-style-name="P8" draw:layer="layout" svg:width="2.78cm" svg:height="0.64cm" svg:x="11.936cm" svg:y="10.86cm">
          <draw:text-box>
            <text:p><text:span text:style-name="T6">Park Avenue 5</text:span></text:p>
          </draw:text-box>
        </draw:frame>
        <draw:frame draw:style-name="gr9" draw:text-style-name="P8" draw:layer="layout" svg:width="1.594cm" svg:height="0.64cm" svg:x="19.606cm" svg:y="17.86cm">
          <draw:text-box>
            <text:p><text:span text:style-name="T6">Cancel</text:span></text:p>
          </draw:text-box>
        </draw:frame>
        <draw:frame draw:style-name="gr9" draw:text-style-name="P8" draw:layer="layout" svg:width="2.725cm" svg:height="0.64cm" svg:x="16.7cm" svg:y="17.86cm">
          <draw:text-box>
            <text:p><text:span text:style-name="T6">Save changes</text:span></text:p>
          </draw:text-box>
        </draw:frame>
        <draw:custom-shape draw:style-name="gr7" draw:text-style-name="P1" draw:layer="layout" svg:width="0.5cm" svg:height="0.5cm" svg:x="9cm" svg:y="14.8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38cm" svg:height="0.64cm" svg:x="9.5cm" svg:y="14.86cm">
          <draw:text-box>
            <text:p><text:span text:style-name="T6">Set my status as inactive</text:span></text:p>
          </draw:text-box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  <draw:page draw:name="page5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4" draw:layer="layout" svg:width="2.191cm" svg:height="0.64cm" svg:x="1.898cm" svg:y="2.501cm">
          <draw:text-box>
            <text:p text:style-name="P6"><text:span text:style-name="T2">Workitems</text:span></text:p>
          </draw:text-box>
        </draw:frame>
        <draw:frame draw:style-name="gr4" draw:text-style-name="P4" draw:layer="layout" svg:width="2.801cm" svg:height="0.64cm" svg:x="1.898cm" svg:y="3.141cm">
          <draw:text-box>
            <text:p text:style-name="P6"><text:span text:style-name="T2">Change tenant</text:span></text:p>
          </draw:text-box>
        </draw:frame>
        <draw:frame draw:style-name="gr5" draw:text-style-name="P4" draw:layer="layout" svg:width="2.86cm" svg:height="0.719cm" svg:x="1.898cm" svg:y="3.769cm">
          <draw:text-box>
            <text:p text:style-name="P6"><text:span text:style-name="T2">Profile Settings</text:span></text:p>
          </draw:text-box>
        </draw:frame>
        <draw:frame draw:style-name="gr4" draw:layer="layout" svg:width="4.786cm" svg:height="0.963cm" svg:x="8.197cm" svg:y="2.002cm">
          <draw:text-box>
            <text:p>Change Tenant</text:p>
          </draw:text-box>
        </draw:frame>
        <draw:frame draw:style-name="standard" draw:layer="layout" svg:width="17.398cm" svg:height="3.361cm" svg:x="8.501cm" svg:y="3.639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7">
              <table:table-cell>
                <text:p><text:span text:style-name="T4">Tenant</text:span></text:p>
              </table:table-cell>
              <table:table-cell>
                <text:p><text:span text:style-name="T4">Your Role</text:span></text:p>
              </table:table-cell>
              <table:table-cell table:style-name="ce2"/>
            </table:table-row>
            <table:table-row table:style-name="ro3" table:default-cell-style-name="ce8">
              <table:table-cell>
                <text:p><text:span text:style-name="T5">Daimler</text:span></text:p>
              </table:table-cell>
              <table:table-cell>
                <text:p><text:span text:style-name="T5">User</text:span></text:p>
              </table:table-cell>
              <table:table-cell>
                <text:p><text:span text:style-name="T5">Active</text:span></text:p>
              </table:table-cell>
            </table:table-row>
            <table:table-row table:style-name="ro4" table:default-cell-style-name="ce8">
              <table:table-cell>
                <text:p><text:span text:style-name="T5">Bosch</text:span></text:p>
              </table:table-cell>
              <table:table-cell>
                <text:p><text:span text:style-name="T5">Workflow administrator</text:span></text:p>
              </table:table-cell>
              <table:table-cell table:style-name="ce4">
                <text:p><text:span text:style-name="T7">Switch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  <draw:page draw:name="page6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4" draw:layer="layout" svg:width="4.545cm" svg:height="0.64cm" svg:x="2cm" svg:y="2.36cm">
          <draw:text-box>
            <text:p><text:span text:style-name="T2">Create Workflow Instance</text:span></text:p>
          </draw:text-box>
        </draw:frame>
        <draw:frame draw:style-name="gr4" draw:text-style-name="P4" draw:layer="layout" svg:width="2.644cm" svg:height="0.64cm" svg:x="2.05cm" svg:y="3.64cm">
          <draw:text-box>
            <text:p><text:span text:style-name="T2">Show Userlist</text:span></text:p>
          </draw:text-box>
        </draw:frame>
        <draw:frame draw:style-name="gr4" draw:text-style-name="P4" draw:layer="layout" svg:width="2.191cm" svg:height="0.64cm" svg:x="2cm" svg:y="4.5cm">
          <draw:text-box>
            <text:p text:style-name="P6"><text:span text:style-name="T2">Workitems</text:span></text:p>
          </draw:text-box>
        </draw:frame>
        <draw:frame draw:style-name="gr10" draw:text-style-name="P4" draw:layer="layout" svg:width="2.801cm" svg:height="0.64cm" svg:x="2cm" svg:y="5cm">
          <draw:text-box>
            <text:p text:style-name="P6"><text:span text:style-name="T2">Change tenant</text:span></text:p>
          </draw:text-box>
        </draw:frame>
        <draw:frame draw:style-name="gr5" draw:text-style-name="P4" draw:layer="layout" svg:width="2.86cm" svg:height="0.719cm" svg:x="2cm" svg:y="5.5cm">
          <draw:text-box>
            <text:p text:style-name="P6"><text:span text:style-name="T2">Profile Settings</text:span></text:p>
          </draw:text-box>
        </draw:frame>
        <draw:frame draw:style-name="gr4" draw:text-style-name="P4" draw:layer="layout" svg:width="4.541cm" svg:height="0.64cm" svg:x="2cm" svg:y="3cm">
          <draw:text-box>
            <text:p><text:span text:style-name="T2">Show Workflow Instances</text:span></text:p>
          </draw:text-box>
        </draw:frame>
        <draw:frame draw:style-name="gr4" draw:text-style-name="P2" draw:layer="layout" svg:width="7.191cm" svg:height="0.806cm" svg:x="7.901cm" svg:y="7.094cm">
          <draw:text-box>
            <text:p><text:span text:style-name="T1">Completed workflow instances</text:span></text:p>
          </draw:text-box>
        </draw:frame>
        <draw:frame draw:style-name="gr4" draw:text-style-name="P2" draw:layer="layout" svg:width="6.64cm" svg:height="0.806cm" svg:x="7.761cm" svg:y="1.9cm">
          <draw:text-box>
            <text:p><text:span text:style-name="T1">Running workflow instances</text:span></text:p>
          </draw:text-box>
        </draw:frame>
        <draw:frame draw:style-name="standard" draw:layer="layout" svg:width="16.769cm" svg:height="3.631cm" svg:x="8.557cm" svg:y="2.973cm">
          <table:table table:template-name="bw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5" table:default-cell-style-name="ce7">
              <table:table-cell>
                <text:p><text:span text:style-name="T4">Name</text:span></text:p>
              </table:table-cell>
              <table:table-cell>
                <text:p><text:span text:style-name="T4">Model</text:span></text:p>
              </table:table-cell>
              <table:table-cell>
                <text:p><text:span text:style-name="T4">Start date</text:span></text:p>
              </table:table-cell>
              <table:table-cell>
                <text:p><text:span text:style-name="T4">Status</text:span></text:p>
              </table:table-cell>
              <table:table-cell table:style-name="ce2"/>
            </table:table-row>
            <table:table-row table:style-name="ro5" table:default-cell-style-name="ce8">
              <table:table-cell>
                <text:p text:style-name="P9">Review Manual</text:p>
              </table:table-cell>
              <table:table-cell>
                <text:p text:style-name="P9">Review Process</text:p>
              </table:table-cell>
              <table:table-cell>
                <text:p text:style-name="P9">2009/04/24</text:p>
              </table:table-cell>
              <table:table-cell>
                <text:p text:style-name="P9">Running</text:p>
              </table:table-cell>
              <table:table-cell table:style-name="ce4">
                <text:p text:style-name="P10">Stop</text:p>
              </table:table-cell>
            </table:table-row>
            <table:table-row table:style-name="ro6" table:default-cell-style-name="ce8">
              <table:table-cell>
                <text:p text:style-name="P9">Review Code</text:p>
              </table:table-cell>
              <table:table-cell>
                <text:p text:style-name="P9">Review Process</text:p>
              </table:table-cell>
              <table:table-cell>
                <text:p text:style-name="P9">2009/04/26</text:p>
              </table:table-cell>
              <table:table-cell>
                <text:p text:style-name="P9">Running</text:p>
              </table:table-cell>
              <table:table-cell table:style-name="ce4">
                <text:p text:style-name="P10">Stop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6.499cm" svg:height="2.159cm" svg:x="8.491cm" svg:y="8.513cm">
          <table:table table:template-name="bw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7" table:default-cell-style-name="ce7">
              <table:table-cell>
                <text:p><text:span text:style-name="T4">Name</text:span></text:p>
              </table:table-cell>
              <table:table-cell>
                <text:p><text:span text:style-name="T4">Model</text:span></text:p>
              </table:table-cell>
              <table:table-cell>
                <text:p><text:span text:style-name="T4">Start date</text:span></text:p>
              </table:table-cell>
              <table:table-cell>
                <text:p><text:span text:style-name="T4">Completion date</text:span></text:p>
              </table:table-cell>
            </table:table-row>
            <table:table-row table:style-name="ro7" table:default-cell-style-name="ce8">
              <table:table-cell>
                <text:p text:style-name="P9">Review Spec</text:p>
              </table:table-cell>
              <table:table-cell>
                <text:p text:style-name="P9">Review Process</text:p>
              </table:table-cell>
              <table:table-cell>
                <text:p text:style-name="P9">2009/04/10</text:p>
              </table:table-cell>
              <table:table-cell>
                <text:p text:style-name="P9">2009/04/1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  <draw:page draw:name="page7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4" draw:layer="layout" svg:width="4.545cm" svg:height="0.64cm" svg:x="2cm" svg:y="2.36cm">
          <draw:text-box>
            <text:p text:style-name="P6"><text:span text:style-name="T2">Create Workflow Instance</text:span></text:p>
          </draw:text-box>
        </draw:frame>
        <draw:frame draw:style-name="gr4" draw:text-style-name="P4" draw:layer="layout" svg:width="2.644cm" svg:height="0.64cm" svg:x="2.05cm" svg:y="3.64cm">
          <draw:text-box>
            <text:p text:style-name="P6"><text:span text:style-name="T2">Show Userlist</text:span></text:p>
          </draw:text-box>
        </draw:frame>
        <draw:frame draw:style-name="gr4" draw:text-style-name="P4" draw:layer="layout" svg:width="2.191cm" svg:height="0.64cm" svg:x="2cm" svg:y="4.5cm">
          <draw:text-box>
            <text:p text:style-name="P6"><text:span text:style-name="T2">Workitems</text:span></text:p>
          </draw:text-box>
        </draw:frame>
        <draw:frame draw:style-name="gr10" draw:text-style-name="P4" draw:layer="layout" svg:width="2.801cm" svg:height="0.64cm" svg:x="2cm" svg:y="5cm">
          <draw:text-box>
            <text:p text:style-name="P6"><text:span text:style-name="T2">Change tenant</text:span></text:p>
          </draw:text-box>
        </draw:frame>
        <draw:frame draw:style-name="gr5" draw:text-style-name="P4" draw:layer="layout" svg:width="2.86cm" svg:height="0.719cm" svg:x="2cm" svg:y="5.5cm">
          <draw:text-box>
            <text:p text:style-name="P6"><text:span text:style-name="T2">Profile Settings</text:span></text:p>
          </draw:text-box>
        </draw:frame>
        <draw:frame draw:style-name="gr4" draw:text-style-name="P4" draw:layer="layout" svg:width="4.541cm" svg:height="0.64cm" svg:x="2cm" svg:y="3cm">
          <draw:text-box>
            <text:p text:style-name="P6"><text:span text:style-name="T2">Show Workflow Instances</text:span></text:p>
          </draw:text-box>
        </draw:frame>
        <draw:frame draw:style-name="gr4" draw:layer="layout" svg:width="2.614cm" svg:height="0.963cm" svg:x="7.897cm" svg:y="1.602cm">
          <draw:text-box>
            <text:p>Userlist</text:p>
          </draw:text-box>
        </draw:frame>
        <draw:frame draw:style-name="standard" draw:layer="layout" svg:width="17.21cm" svg:height="4.391cm" svg:x="8.39cm" svg:y="3.238cm">
          <table:table table:template-name="bw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8" table:default-cell-style-name="ce7">
              <table:table-cell>
                <text:p><text:span text:style-name="T4">Username</text:span></text:p>
              </table:table-cell>
              <table:table-cell>
                <text:p><text:span text:style-name="T4">Real Name</text:span></text:p>
              </table:table-cell>
              <table:table-cell>
                <text:p><text:span text:style-name="T4">Participating in workflow instances</text:span></text:p>
              </table:table-cell>
            </table:table-row>
            <table:table-row table:style-name="ro8" table:default-cell-style-name="ce8">
              <table:table-cell>
                <text:p><text:span text:style-name="T5">JohnDecidR</text:span></text:p>
              </table:table-cell>
              <table:table-cell>
                <text:p><text:span text:style-name="T5">John Doe</text:span></text:p>
              </table:table-cell>
              <table:table-cell>
                <text:p><text:span text:style-name="T5">Review manual for project ABC</text:span></text:p>
              </table:table-cell>
            </table:table-row>
            <table:table-row table:style-name="ro8" table:default-cell-style-name="ce8">
              <table:table-cell>
                <text:p><text:span text:style-name="T5">Alice_Bosch</text:span></text:p>
              </table:table-cell>
              <table:table-cell>
                <text:p><text:span text:style-name="T5">Alice Wood</text:span></text:p>
              </table:table-cell>
              <table:table-cell>
                <text:p><text:span text:style-name="T5">Review manual for project ABC</text:span></text:p>
              </table:table-cell>
            </table:table-row>
            <table:table-row table:style-name="ro8" table:default-cell-style-name="ce8">
              <table:table-cell>
                <text:p><text:span text:style-name="T5">Peter_Daimler</text:span></text:p>
              </table:table-cell>
              <table:table-cell>
                <text:p><text:span text:style-name="T5">Peter Shaw</text:span></text:p>
              </table:table-cell>
              <table:table-cell>
                <text:p><text:span text:style-name="T5">Review manual for project ABC</text:span></text:p>
                <text:p><text:span text:style-name="T5">Review specification for project DEF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  <draw:page draw:name="page8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4" draw:layer="layout" svg:width="4.545cm" svg:height="0.64cm" svg:x="1.955cm" svg:y="4.46cm">
          <draw:text-box>
            <text:p text:style-name="P6"><text:span text:style-name="T2">Create Workflow Instance</text:span></text:p>
          </draw:text-box>
        </draw:frame>
        <draw:frame draw:style-name="gr4" draw:text-style-name="P4" draw:layer="layout" svg:width="2.191cm" svg:height="0.64cm" svg:x="2cm" svg:y="5.8cm">
          <draw:text-box>
            <text:p text:style-name="P6"><text:span text:style-name="T2">Workitems</text:span></text:p>
          </draw:text-box>
        </draw:frame>
        <draw:frame draw:style-name="gr10" draw:text-style-name="P4" draw:layer="layout" svg:width="2.801cm" svg:height="0.64cm" svg:x="2cm" svg:y="6.3cm">
          <draw:text-box>
            <text:p text:style-name="P6"><text:span text:style-name="T2">Change tenant</text:span></text:p>
          </draw:text-box>
        </draw:frame>
        <draw:frame draw:style-name="gr5" draw:text-style-name="P4" draw:layer="layout" svg:width="2.86cm" svg:height="0.719cm" svg:x="2cm" svg:y="6.8cm">
          <draw:text-box>
            <text:p text:style-name="P6"><text:span text:style-name="T2">Profile Settings</text:span></text:p>
          </draw:text-box>
        </draw:frame>
        <draw:frame draw:style-name="gr4" draw:text-style-name="P4" draw:layer="layout" svg:width="4.541cm" svg:height="0.64cm" svg:x="2cm" svg:y="5cm">
          <draw:text-box>
            <text:p text:style-name="P6"><text:span text:style-name="T2">Show Workflow Instances</text:span></text:p>
          </draw:text-box>
        </draw:frame>
        <draw:frame draw:style-name="gr4" draw:text-style-name="P11" draw:layer="layout" svg:width="3.884cm" svg:height="0.963cm" svg:x="7.897cm" svg:y="1.602cm">
          <draw:text-box>
            <text:p text:style-name="P11">Edit Userlist</text:p>
          </draw:text-box>
        </draw:frame>
        <draw:frame draw:style-name="standard" draw:layer="layout" svg:width="17.21cm" svg:height="4.391cm" svg:x="8.39cm" svg:y="3.238cm">
          <table:table table:template-name="bw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8" table:default-cell-style-name="ce7">
              <table:table-cell>
                <text:p text:style-name="P11"><text:span text:style-name="T4">Username</text:span></text:p>
              </table:table-cell>
              <table:table-cell>
                <text:p text:style-name="P11"><text:span text:style-name="T4">Real Name</text:span></text:p>
              </table:table-cell>
              <table:table-cell>
                <text:p text:style-name="P11"><text:span text:style-name="T4">Participating in workflow instances</text:span></text:p>
              </table:table-cell>
            </table:table-row>
            <table:table-row table:style-name="ro8" table:default-cell-style-name="ce8">
              <table:table-cell>
                <text:p text:style-name="P11"><text:span text:style-name="T5">JohnDecidR</text:span></text:p>
              </table:table-cell>
              <table:table-cell>
                <text:p text:style-name="P11"><text:span text:style-name="T5">John Doe</text:span></text:p>
              </table:table-cell>
              <table:table-cell>
                <text:p text:style-name="P11"><text:span text:style-name="T5">Review manual for project ABC</text:span></text:p>
              </table:table-cell>
            </table:table-row>
            <table:table-row table:style-name="ro8" table:default-cell-style-name="ce8">
              <table:table-cell>
                <text:p text:style-name="P11"><text:span text:style-name="T5">Alice_Bosch</text:span></text:p>
              </table:table-cell>
              <table:table-cell>
                <text:p text:style-name="P11"><text:span text:style-name="T5">Alice Wood</text:span></text:p>
              </table:table-cell>
              <table:table-cell>
                <text:p text:style-name="P11"><text:span text:style-name="T5">Review manual for project ABC</text:span></text:p>
              </table:table-cell>
            </table:table-row>
            <table:table-row table:style-name="ro8" table:default-cell-style-name="ce8">
              <table:table-cell>
                <text:p text:style-name="P11"><text:span text:style-name="T5">Peter_Daimler</text:span></text:p>
              </table:table-cell>
              <table:table-cell>
                <text:p text:style-name="P11"><text:span text:style-name="T5">Peter Shaw</text:span></text:p>
              </table:table-cell>
              <table:table-cell>
                <text:p text:style-name="P11"><text:span text:style-name="T5">Review manual for project ABC</text:span></text:p>
                <text:p text:style-name="P11"><text:span text:style-name="T5">Review specification for project DEF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" draw:text-style-name="P8" draw:layer="layout" svg:width="2.915cm" svg:height="0.64cm" svg:x="8.585cm" svg:y="8.5cm">
          <draw:text-box>
            <text:p text:style-name="P6"><text:span text:style-name="T6">Add new user...</text:span></text:p>
          </draw:text-box>
        </draw:frame>
        <draw:frame draw:style-name="gr9" draw:text-style-name="P8" draw:layer="layout" svg:width="2.868cm" svg:height="0.64cm" svg:x="14.5cm" svg:y="8.5cm">
          <draw:text-box>
            <text:p text:style-name="P6"><text:span text:style-name="T6">Remove user...</text:span></text:p>
          </draw:text-box>
        </draw:frame>
        <draw:frame draw:style-name="gr9" draw:text-style-name="P8" draw:layer="layout" svg:width="2.157cm" svg:height="0.64cm" svg:x="11.843cm" svg:y="8.5cm">
          <draw:text-box>
            <text:p text:style-name="P6"><text:span text:style-name="T6">Edit user...</text:span></text:p>
          </draw:text-box>
        </draw:frame>
        <draw:frame draw:style-name="gr4" draw:text-style-name="P4" draw:layer="layout" svg:width="3.194cm" svg:height="0.64cm" svg:x="2.001cm" svg:y="2.36cm">
          <draw:text-box>
            <text:p text:style-name="P6"><text:span text:style-name="T2">Workflow Models</text:span></text:p>
          </draw:text-box>
        </draw:frame>
        <draw:frame draw:style-name="gr4" draw:text-style-name="P4" draw:layer="layout" svg:width="2.373cm" svg:height="0.64cm" svg:x="2.001cm" svg:y="3cm">
          <draw:text-box>
            <text:p text:style-name="P6"><text:span text:style-name="T2">Edit Userlist</text:span></text:p>
          </draw:text-box>
        </draw:frame>
        <draw:frame draw:style-name="gr4" draw:text-style-name="P4" draw:layer="layout" svg:width="2.923cm" svg:height="0.64cm" svg:x="2.002cm" svg:y="3.6cm">
          <draw:text-box>
            <text:p text:style-name="P6"><text:span text:style-name="T2">Tenant Settings</text:span></text:p>
          </draw:text-box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  <draw:page draw:name="page9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11" draw:layer="layout" svg:width="2.725cm" svg:height="0.963cm" svg:x="7.897cm" svg:y="1.602cm">
          <draw:text-box>
            <text:p text:style-name="P11">Tenants</text:p>
          </draw:text-box>
        </draw:frame>
        <draw:frame draw:style-name="standard" draw:layer="layout" svg:width="14.159cm" svg:height="3.815cm" svg:x="8.39cm" svg:y="3.238cm">
          <table:table table:template-name="bw" table:use-first-row-styles="true" table:use-banding-rows-styles="true">
            <table:table-column table:style-name="co13"/>
            <table:table-column table:style-name="co14"/>
            <table:table-column table:style-name="co14"/>
            <table:table-row table:style-name="ro8" table:default-cell-style-name="ce7">
              <table:table-cell>
                <text:p text:style-name="P11"><text:span text:style-name="T4">Username</text:span></text:p>
              </table:table-cell>
              <table:table-cell>
                <text:p text:style-name="P11"><text:span text:style-name="T4">Real Name</text:span></text:p>
              </table:table-cell>
              <table:table-cell>
                <text:p text:style-name="P12">Status</text:p>
              </table:table-cell>
            </table:table-row>
            <table:table-row table:style-name="ro8" table:default-cell-style-name="ce8">
              <table:table-cell>
                <text:p text:style-name="P11"><text:span text:style-name="T5">JohnSmith</text:span></text:p>
              </table:table-cell>
              <table:table-cell>
                <text:p text:style-name="P11"><text:span text:style-name="T5">John Smith</text:span></text:p>
              </table:table-cell>
              <table:table-cell>
                <text:p text:style-name="P9">Active</text:p>
              </table:table-cell>
            </table:table-row>
            <table:table-row table:style-name="ro8" table:default-cell-style-name="ce8">
              <table:table-cell>
                <text:p text:style-name="P11"><text:span text:style-name="T5">PJeff</text:span></text:p>
              </table:table-cell>
              <table:table-cell>
                <text:p text:style-name="P11"><text:span text:style-name="T5">Peter Jefferson</text:span></text:p>
              </table:table-cell>
              <table:table-cell>
                <text:p text:style-name="P9">Active</text:p>
              </table:table-cell>
            </table:table-row>
            <table:table-row table:style-name="ro8" table:default-cell-style-name="ce8">
              <table:table-cell>
                <text:p text:style-name="P11"><text:span text:style-name="T5">PeterS</text:span></text:p>
              </table:table-cell>
              <table:table-cell>
                <text:p text:style-name="P11"><text:span text:style-name="T5">Peter Shaw</text:span></text:p>
              </table:table-cell>
              <table:table-cell>
                <text:p text:style-name="P9">Inactiv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" draw:text-style-name="P8" draw:layer="layout" svg:width="3.224cm" svg:height="0.64cm" svg:x="8.585cm" svg:y="8.5cm">
          <draw:text-box>
            <text:p text:style-name="P6"><text:span text:style-name="T6">Add new tenant...</text:span></text:p>
          </draw:text-box>
        </draw:frame>
        <draw:frame draw:style-name="gr9" draw:text-style-name="P8" draw:layer="layout" svg:width="3.177cm" svg:height="0.64cm" svg:x="14.5cm" svg:y="8.5cm">
          <draw:text-box>
            <text:p text:style-name="P6"><text:span text:style-name="T6">Remove tenant...</text:span></text:p>
          </draw:text-box>
        </draw:frame>
        <draw:frame draw:style-name="gr9" draw:text-style-name="P8" draw:layer="layout" svg:width="2.356cm" svg:height="0.64cm" svg:x="12cm" svg:y="8.5cm">
          <draw:text-box>
            <text:p text:style-name="P6"><text:span text:style-name="T6">Set status...</text:span></text:p>
          </draw:text-box>
        </draw:frame>
        <draw:frame draw:style-name="gr4" draw:text-style-name="P4" draw:layer="layout" svg:width="1.738cm" svg:height="0.64cm" svg:x="2.002cm" svg:y="2.36cm">
          <draw:text-box>
            <text:p text:style-name="P6"><text:span text:style-name="T2">Tenants</text:span></text:p>
          </draw:text-box>
        </draw:frame>
        <draw:frame draw:style-name="gr4" draw:text-style-name="P4" draw:layer="layout" svg:width="1.425cm" svg:height="0.64cm" svg:x="2.002cm" svg:y="2.96cm">
          <draw:text-box>
            <text:p text:style-name="P6"><text:span text:style-name="T2">Users</text:span></text:p>
          </draw:text-box>
        </draw:frame>
        <draw:frame draw:style-name="gr4" draw:text-style-name="P4" draw:layer="layout" svg:width="3.194cm" svg:height="0.64cm" svg:x="2.002cm" svg:y="3.56cm">
          <draw:text-box>
            <text:p text:style-name="P6"><text:span text:style-name="T2">Workflow Models</text:span></text:p>
          </draw:text-box>
        </draw:frame>
        <draw:frame draw:style-name="gr4" draw:text-style-name="P4" draw:layer="layout" svg:width="3.571cm" svg:height="0.64cm" svg:x="2.001cm" svg:y="4.16cm">
          <draw:text-box>
            <text:p text:style-name="P6"><text:span text:style-name="T2">Workflow Instances</text:span></text:p>
          </draw:text-box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  <draw:page draw:name="page10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11" draw:layer="layout" svg:width="2.157cm" svg:height="0.963cm" svg:x="7.897cm" svg:y="1.602cm">
          <draw:text-box>
            <text:p text:style-name="P11">Users</text:p>
          </draw:text-box>
        </draw:frame>
        <draw:frame draw:style-name="standard" draw:layer="layout" svg:width="14.159cm" svg:height="3.815cm" svg:x="8.39cm" svg:y="3.238cm">
          <table:table table:template-name="bw" table:use-first-row-styles="true" table:use-banding-rows-styles="true">
            <table:table-column table:style-name="co13"/>
            <table:table-column table:style-name="co14"/>
            <table:table-column table:style-name="co14"/>
            <table:table-row table:style-name="ro8" table:default-cell-style-name="ce7">
              <table:table-cell>
                <text:p text:style-name="P11"><text:span text:style-name="T4">Username</text:span></text:p>
              </table:table-cell>
              <table:table-cell>
                <text:p text:style-name="P11"><text:span text:style-name="T4">Real Name</text:span></text:p>
              </table:table-cell>
              <table:table-cell>
                <text:p text:style-name="P12">Tenant</text:p>
              </table:table-cell>
            </table:table-row>
            <table:table-row table:style-name="ro8" table:default-cell-style-name="ce8">
              <table:table-cell>
                <text:p text:style-name="P11"><text:span text:style-name="T5">AliceZ</text:span></text:p>
              </table:table-cell>
              <table:table-cell>
                <text:p text:style-name="P11"><text:span text:style-name="T5">Alice Zeta</text:span></text:p>
              </table:table-cell>
              <table:table-cell>
                <text:p text:style-name="P9">Daimler</text:p>
              </table:table-cell>
            </table:table-row>
            <table:table-row table:style-name="ro8" table:default-cell-style-name="ce8">
              <table:table-cell>
                <text:p text:style-name="P11"><text:span text:style-name="T5">BobD</text:span></text:p>
              </table:table-cell>
              <table:table-cell>
                <text:p text:style-name="P11"><text:span text:style-name="T5">Bob Dole</text:span></text:p>
              </table:table-cell>
              <table:table-cell>
                <text:p text:style-name="P9">Daimler</text:p>
              </table:table-cell>
            </table:table-row>
            <table:table-row table:style-name="ro8" table:default-cell-style-name="ce8">
              <table:table-cell>
                <text:p text:style-name="P11"><text:span text:style-name="T5">CharlieC</text:span></text:p>
              </table:table-cell>
              <table:table-cell>
                <text:p text:style-name="P11"><text:span text:style-name="T5">Charlie Cunningham</text:span></text:p>
              </table:table-cell>
              <table:table-cell>
                <text:p text:style-name="P9">Bosch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4" draw:layer="layout" svg:width="1.738cm" svg:height="0.64cm" svg:x="2.001cm" svg:y="2.36cm">
          <draw:text-box>
            <text:p text:style-name="P6"><text:span text:style-name="T2">Tenants</text:span></text:p>
          </draw:text-box>
        </draw:frame>
        <draw:frame draw:style-name="gr4" draw:text-style-name="P4" draw:layer="layout" svg:width="1.425cm" svg:height="0.64cm" svg:x="2.001cm" svg:y="2.96cm">
          <draw:text-box>
            <text:p text:style-name="P6"><text:span text:style-name="T2">Users</text:span></text:p>
          </draw:text-box>
        </draw:frame>
        <draw:frame draw:style-name="gr4" draw:text-style-name="P4" draw:layer="layout" svg:width="3.194cm" svg:height="0.64cm" svg:x="2.001cm" svg:y="3.56cm">
          <draw:text-box>
            <text:p text:style-name="P6"><text:span text:style-name="T2">Workflow Models</text:span></text:p>
          </draw:text-box>
        </draw:frame>
        <draw:frame draw:style-name="gr9" draw:text-style-name="P8" draw:layer="layout" svg:width="2.915cm" svg:height="0.64cm" svg:x="8.717cm" svg:y="7.66cm">
          <draw:text-box>
            <text:p text:style-name="P6"><text:span text:style-name="T6">Add new user...</text:span></text:p>
          </draw:text-box>
        </draw:frame>
        <draw:frame draw:style-name="gr9" draw:text-style-name="P8" draw:layer="layout" svg:width="2.868cm" svg:height="0.64cm" svg:x="14.632cm" svg:y="7.66cm">
          <draw:text-box>
            <text:p text:style-name="P6"><text:span text:style-name="T6">Remove user...</text:span></text:p>
          </draw:text-box>
        </draw:frame>
        <draw:frame draw:style-name="gr9" draw:text-style-name="P8" draw:layer="layout" svg:width="2.157cm" svg:height="0.64cm" svg:x="11.975cm" svg:y="7.66cm">
          <draw:text-box>
            <text:p text:style-name="P6"><text:span text:style-name="T6">Edit user...</text:span></text:p>
          </draw:text-box>
        </draw:frame>
        <draw:frame draw:style-name="gr4" draw:text-style-name="P4" draw:layer="layout" svg:width="3.571cm" svg:height="0.64cm" svg:x="2cm" svg:y="4.16cm">
          <draw:text-box>
            <text:p text:style-name="P6"><text:span text:style-name="T2">Workflow Instances</text:span></text:p>
          </draw:text-box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  <draw:page draw:name="page11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4" draw:layer="layout" svg:width="1.738cm" svg:height="0.64cm" svg:x="2.001cm" svg:y="2.36cm">
          <draw:text-box>
            <text:p text:style-name="P6"><text:span text:style-name="T2">Tenants</text:span></text:p>
          </draw:text-box>
        </draw:frame>
        <draw:frame draw:style-name="gr4" draw:text-style-name="P4" draw:layer="layout" svg:width="1.425cm" svg:height="0.64cm" svg:x="2.001cm" svg:y="2.96cm">
          <draw:text-box>
            <text:p text:style-name="P6"><text:span text:style-name="T2">Users</text:span></text:p>
          </draw:text-box>
        </draw:frame>
        <draw:frame draw:style-name="gr4" draw:text-style-name="P4" draw:layer="layout" svg:width="3.194cm" svg:height="0.64cm" svg:x="2.001cm" svg:y="3.56cm">
          <draw:text-box>
            <text:p text:style-name="P6"><text:span text:style-name="T2">Workflow Models</text:span></text:p>
          </draw:text-box>
        </draw:frame>
        <draw:frame draw:style-name="gr4" draw:text-style-name="P4" draw:layer="layout" svg:width="3.571cm" svg:height="0.64cm" svg:x="2cm" svg:y="4.16cm">
          <draw:text-box>
            <text:p text:style-name="P6"><text:span text:style-name="T2">Workflow Instances</text:span></text:p>
          </draw:text-box>
        </draw:frame>
        <draw:frame draw:style-name="gr4" draw:layer="layout" svg:width="5.303cm" svg:height="0.963cm" svg:x="7.797cm" svg:y="1.504cm">
          <draw:text-box>
            <text:p>Workflow models</text:p>
          </draw:text-box>
        </draw:frame>
        <draw:frame draw:style-name="standard" draw:layer="layout" svg:width="17.274cm" svg:height="3.87cm" svg:x="8.225cm" svg:y="3.076cm">
          <table:table table:template-name="bw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9" table:default-cell-style-name="ce7">
              <table:table-cell>
                <text:p><text:span text:style-name="T4">Model name</text:span></text:p>
              </table:table-cell>
              <table:table-cell>
                <text:p><text:span text:style-name="T4">Description</text:span></text:p>
              </table:table-cell>
              <table:table-cell>
                <text:p><text:span text:style-name="T4">Status</text:span></text:p>
              </table:table-cell>
              <table:table-cell/>
            </table:table-row>
            <table:table-row table:style-name="ro10" table:default-cell-style-name="ce8">
              <table:table-cell>
                <text:p><text:span text:style-name="T5">Review Process</text:span></text:p>
              </table:table-cell>
              <table:table-cell>
                <text:p><text:span text:style-name="T5">A standard review process</text:span></text:p>
              </table:table-cell>
              <table:table-cell>
                <text:p><text:span text:style-name="T5">New</text:span></text:p>
              </table:table-cell>
              <table:table-cell table:style-name="ce4">
                <text:p><text:span text:style-name="T7">Delete model</text:span></text:p>
              </table:table-cell>
            </table:table-row>
            <table:table-row table:style-name="ro11" table:default-cell-style-name="ce8">
              <table:table-cell>
                <text:p text:style-name="P9">Survey Process</text:p>
              </table:table-cell>
              <table:table-cell>
                <text:p text:style-name="P9">A process for conducting a survey</text:p>
              </table:table-cell>
              <table:table-cell>
                <text:p text:style-name="P9">In Use</text:p>
              </table:table-cell>
              <table:table-cell table:style-name="ce4">
                <text:p><text:span text:style-name="T7">Disable model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  <draw:page draw:name="page12" draw:style-name="dp1" draw:master-page-name="Standard">
        <office:forms form:automatic-focus="false" form:apply-design-mode="false"/>
        <draw:line draw:style-name="gr1" draw:text-style-name="P1" draw:layer="layout" svg:x1="7.5cm" svg:y1="1cm" svg:x2="7.5cm" svg:y2="20cm">
          <text:p/>
        </draw:line>
        <draw:line draw:style-name="gr1" draw:text-style-name="P1" draw:layer="layout" svg:x1="7cm" svg:y1="1cm" svg:x2="7cm" svg:y2="20cm">
          <text:p/>
        </draw:line>
        <draw:line draw:style-name="gr1" draw:text-style-name="P1" draw:layer="layout" svg:x1="7.5cm" svg:y1="1.63cm" svg:x2="7cm" svg:y2="1.63cm">
          <text:p/>
        </draw:line>
        <draw:custom-shape draw:style-name="gr2" draw:text-style-name="P1" draw:layer="layout" svg:width="0.304cm" svg:height="0.327cm" svg:x="7.101cm" svg:y="19.58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7cm" svg:y="4.266cm">
          <text:p/>
        </draw:rect>
        <draw:line draw:style-name="gr1" draw:text-style-name="P1" draw:layer="layout" svg:x1="7.5cm" svg:y1="19.5cm" svg:x2="7cm" svg:y2="19.5cm">
          <text:p/>
        </draw:line>
        <draw:custom-shape draw:style-name="gr2" draw:text-style-name="P1" draw:layer="layout" svg:width="0.304cm" svg:height="0.327cm" svg:x="7.0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2" draw:layer="layout" svg:width="2.835cm" svg:height="0.806cm" svg:x="1.5cm" svg:y="1.5cm">
          <draw:text-box>
            <text:p text:style-name="P3"><text:span text:style-name="T1">Navigation</text:span></text:p>
          </draw:text-box>
        </draw:frame>
        <draw:frame draw:style-name="gr4" draw:text-style-name="P4" draw:layer="layout" svg:width="1.738cm" svg:height="0.64cm" svg:x="2.001cm" svg:y="2.36cm">
          <draw:text-box>
            <text:p text:style-name="P6"><text:span text:style-name="T2">Tenants</text:span></text:p>
          </draw:text-box>
        </draw:frame>
        <draw:frame draw:style-name="gr4" draw:text-style-name="P4" draw:layer="layout" svg:width="1.425cm" svg:height="0.64cm" svg:x="2.001cm" svg:y="2.96cm">
          <draw:text-box>
            <text:p text:style-name="P6"><text:span text:style-name="T2">Users</text:span></text:p>
          </draw:text-box>
        </draw:frame>
        <draw:frame draw:style-name="gr4" draw:text-style-name="P4" draw:layer="layout" svg:width="3.194cm" svg:height="0.64cm" svg:x="2.001cm" svg:y="3.56cm">
          <draw:text-box>
            <text:p text:style-name="P6"><text:span text:style-name="T2">Workflow Models</text:span></text:p>
          </draw:text-box>
        </draw:frame>
        <draw:frame draw:style-name="gr4" draw:text-style-name="P4" draw:layer="layout" svg:width="3.571cm" svg:height="0.64cm" svg:x="2cm" svg:y="4.16cm">
          <draw:text-box>
            <text:p text:style-name="P6"><text:span text:style-name="T2">Workflow Instances</text:span></text:p>
          </draw:text-box>
        </draw:frame>
        <draw:frame draw:style-name="gr4" draw:text-style-name="P2" draw:layer="layout" svg:width="7.191cm" svg:height="0.806cm" svg:x="7.902cm" svg:y="7.094cm">
          <draw:text-box>
            <text:p><text:span text:style-name="T1">Completed workflow instances</text:span></text:p>
          </draw:text-box>
        </draw:frame>
        <draw:frame draw:style-name="gr4" draw:text-style-name="P2" draw:layer="layout" svg:width="6.64cm" svg:height="0.806cm" svg:x="7.762cm" svg:y="1.9cm">
          <draw:text-box>
            <text:p><text:span text:style-name="T1">Running workflow instances</text:span></text:p>
          </draw:text-box>
        </draw:frame>
        <draw:frame draw:style-name="standard" draw:layer="layout" svg:width="16.769cm" svg:height="3.631cm" svg:x="8.558cm" svg:y="2.973cm">
          <table:table table:template-name="bw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5" table:default-cell-style-name="ce7">
              <table:table-cell>
                <text:p><text:span text:style-name="T4">Name</text:span></text:p>
              </table:table-cell>
              <table:table-cell>
                <text:p><text:span text:style-name="T4">Model</text:span></text:p>
              </table:table-cell>
              <table:table-cell>
                <text:p><text:span text:style-name="T4">Start date</text:span></text:p>
              </table:table-cell>
              <table:table-cell>
                <text:p><text:span text:style-name="T4">Status</text:span></text:p>
              </table:table-cell>
              <table:table-cell table:style-name="ce2"/>
            </table:table-row>
            <table:table-row table:style-name="ro5" table:default-cell-style-name="ce8">
              <table:table-cell>
                <text:p text:style-name="P9">Review Manual</text:p>
              </table:table-cell>
              <table:table-cell>
                <text:p text:style-name="P9">Review Process</text:p>
              </table:table-cell>
              <table:table-cell>
                <text:p text:style-name="P9">2009/04/24</text:p>
              </table:table-cell>
              <table:table-cell>
                <text:p text:style-name="P9">Running</text:p>
              </table:table-cell>
              <table:table-cell table:style-name="ce4">
                <text:p text:style-name="P10">Delete</text:p>
              </table:table-cell>
            </table:table-row>
            <table:table-row table:style-name="ro6" table:default-cell-style-name="ce8">
              <table:table-cell>
                <text:p text:style-name="P9">Review Code</text:p>
              </table:table-cell>
              <table:table-cell>
                <text:p text:style-name="P9">Review Process</text:p>
              </table:table-cell>
              <table:table-cell>
                <text:p text:style-name="P9">2009/04/26</text:p>
              </table:table-cell>
              <table:table-cell>
                <text:p text:style-name="P9">Running</text:p>
              </table:table-cell>
              <table:table-cell table:style-name="ce4">
                <text:p text:style-name="P10">Delet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6.499cm" svg:height="2.159cm" svg:x="8.492cm" svg:y="8.513cm">
          <table:table table:template-name="bw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7" table:default-cell-style-name="ce7">
              <table:table-cell>
                <text:p><text:span text:style-name="T4">Name</text:span></text:p>
              </table:table-cell>
              <table:table-cell>
                <text:p><text:span text:style-name="T4">Model</text:span></text:p>
              </table:table-cell>
              <table:table-cell>
                <text:p><text:span text:style-name="T4">Start date</text:span></text:p>
              </table:table-cell>
              <table:table-cell>
                <text:p><text:span text:style-name="T4">Completion date</text:span></text:p>
              </table:table-cell>
            </table:table-row>
            <table:table-row table:style-name="ro7" table:default-cell-style-name="ce8">
              <table:table-cell>
                <text:p text:style-name="P9">Review Spec</text:p>
              </table:table-cell>
              <table:table-cell>
                <text:p text:style-name="P9">Review Process</text:p>
              </table:table-cell>
              <table:table-cell>
                <text:p text:style-name="P9">2009/04/10</text:p>
              </table:table-cell>
              <table:table-cell>
                <text:p text:style-name="P9">2009/04/15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4" draw:text-style-name="P4" draw:layer="layout" svg:width="1.573cm" svg:height="0.64cm" svg:x="1.9cm" svg:y="18.901cm">
          <draw:text-box>
            <text:p><text:span text:style-name="T2">Log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2-14T10:03:40.07</dc:date>
    <dc:creator>Jonas Schlaak</dc:creator>
    <meta:editing-duration>PT06H47M02S</meta:editing-duration>
    <meta:editing-cycles>58</meta:editing-cycles>
    <meta:generator>OpenOffice.org/3.0$Win32 OpenOffice.org_project/300m15$Build-9379</meta:generator>
    <meta:document-statistic meta:object-count="261"/>
    <meta:user-defined meta:name="Info 1"/>
    <meta:user-defined meta:name="Info 2"/>
    <meta:user-defined meta:name="Info 3"/>
    <meta:user-defined meta:name="Info 4"/>
  </office:meta>
</office:document-meta>
</file>